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text-align="start" style:justify-single-word="false" fo:orphans="2" fo:widows="2" fo:text-indent="0cm" style:auto-text-indent="false" fo:background-color="transparent" style:writing-mode="lr-tb"/>
    </style:style>
    <style:style style:name="P2" style:family="paragraph" style:parent-style-name="Standard" style:master-page-name="Standard">
      <style:paragraph-properties fo:margin-left="0cm" fo:margin-right="0cm" fo:text-align="justify" style:justify-single-word="false" fo:text-indent="1.249cm" style:auto-text-indent="false" style:page-number="auto"/>
      <style:text-properties style:font-name="Times New Roman" fo:font-size="12pt" officeooo:rsid="000dcacd" officeooo:paragraph-rsid="000dcacd" style:font-size-asian="12pt" style:font-name-complex="Times New Roman1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rsid="000dcacd" officeooo:paragraph-rsid="000dcacd" style:font-size-asian="12pt" style:font-name-complex="Times New Roman1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rsid="000dcacd" officeooo:paragraph-rsid="000dcacd" style:font-size-asian="12pt" style:font-name-complex="Times New Roman1" style:font-size-complex="12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1e513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01e513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353cm" loext:contextual-spacing="true" fo:text-align="start" style:justify-single-word="false" fo:orphans="2" fo:widows="2" fo:text-indent="0cm" style:auto-text-indent="false" fo:background-color="transparent" style:writing-mode="lr-tb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f8555" fo:background-color="#ffff00" style:font-name-asian="Times New Roman1" style:font-size-asian="12pt" style:font-name-complex="Times New Roman1" style:font-size-complex="12pt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officeooo:paragraph-rsid="000f8555" style:font-size-asian="12pt" style:font-name-complex="Times New Roman1" style:font-size-complex="12pt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use-window-font-color="true" style:font-name="Times New Roman" fo:font-size="12pt" officeooo:paragraph-rsid="000f8555" fo:background-color="#ff3333" style:font-name-asian="Times New Roman1" style:font-size-asian="12pt" style:font-name-complex="Times New Roman1" style:font-size-complex="12pt"/>
    </style:style>
    <style:style style:name="P11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0f8555" fo:background-color="#ffff00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dcacd" style:font-size-asian="12pt" style:font-name-complex="Times New Roman1" style:font-size-complex="12pt"/>
    </style:style>
    <style:style style:name="T3" style:family="text">
      <style:text-properties style:font-name="Times New Roman" fo:font-size="12pt" fo:background-color="#ff3333" loext:char-shading-value="0" style:font-size-asian="12pt" style:font-name-complex="Times New Roman1" style:font-size-complex="12pt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33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Также специалистами ПАО "Северсталь" сформулированы общие пожелания по</text:p>
      <text:p text:style-name="P4">адаптации работы стенда:</text:p>
      <text:p text:style-name="P5"><text:span text:style-name="T2">8. Проверить и добавить размерности во всех отчетных и задаваемых формах.</text:span></text:p>
      <text:p text:style-name="P6"><text:line-break/>И еще в блок DB40 (прилагается) добавлено несколько битов начиная с 6.7 - это аварийные биты по которым отключается операция.<text:line-break/>По ним нужно выводит соответствующие сообщения (указаны в комментариях к каждому биту).<text:line-break/>Подтверждение сообщения битом М58.2   Kvitir_Osch</text:p>
      <text:p text:style-name="P7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" text:bullet-char="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Molorodov</meta:initial-creator>
    <meta:editing-cycles>16</meta:editing-cycles>
    <meta:creation-date>2016-01-27T08:34:00</meta:creation-date>
    <dc:date>2016-02-01T21:58:06.576001393</dc:date>
    <meta:editing-duration>P1DT10H33M27S</meta:editing-duration>
    <meta:generator>LibreOffice/4.4.5.2$Linux_X86_64 LibreOffice_project/40$Build-2</meta:generator>
    <meta:document-statistic meta:table-count="0" meta:image-count="0" meta:object-count="0" meta:page-count="1" meta:paragraph-count="4" meta:word-count="59" meta:character-count="431" meta:non-whitespace-character-count="373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